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7bdc" officeooo:paragraph-rsid="00157bdc"/>
    </style:style>
    <style:style style:name="P2" style:family="paragraph" style:parent-style-name="Standard">
      <style:text-properties officeooo:rsid="00157bdc" officeooo:paragraph-rsid="00167bd7"/>
    </style:style>
    <style:style style:name="P3" style:family="paragraph" style:parent-style-name="Standard">
      <style:text-properties officeooo:rsid="00179266" officeooo:paragraph-rsid="00179266"/>
    </style:style>
    <style:style style:name="P4" style:family="paragraph" style:parent-style-name="Standard">
      <style:text-properties officeooo:rsid="001cc952" officeooo:paragraph-rsid="001cc952"/>
    </style:style>
    <style:style style:name="P5" style:family="paragraph" style:parent-style-name="Standard">
      <style:text-properties officeooo:rsid="001cc952" officeooo:paragraph-rsid="003f5ec5"/>
    </style:style>
    <style:style style:name="P6" style:family="paragraph" style:parent-style-name="Standard">
      <style:text-properties officeooo:rsid="001dfc9d" officeooo:paragraph-rsid="001dfc9d"/>
    </style:style>
    <style:style style:name="P7" style:family="paragraph" style:parent-style-name="Standard">
      <style:text-properties officeooo:rsid="001dfc9d" officeooo:paragraph-rsid="003f5ec5"/>
    </style:style>
    <style:style style:name="P8" style:family="paragraph" style:parent-style-name="Standard">
      <style:text-properties officeooo:rsid="001dfc9d" officeooo:paragraph-rsid="00446568"/>
    </style:style>
    <style:style style:name="P9" style:family="paragraph" style:parent-style-name="Standard">
      <style:text-properties officeooo:rsid="001f6743" officeooo:paragraph-rsid="001f6743"/>
    </style:style>
    <style:style style:name="P10" style:family="paragraph" style:parent-style-name="Standard">
      <style:text-properties officeooo:rsid="001f6743" officeooo:paragraph-rsid="003883b9"/>
    </style:style>
    <style:style style:name="P11" style:family="paragraph" style:parent-style-name="Standard">
      <style:text-properties officeooo:rsid="0020d7eb" officeooo:paragraph-rsid="0020d7eb"/>
    </style:style>
    <style:style style:name="P12" style:family="paragraph" style:parent-style-name="Standard">
      <style:text-properties officeooo:rsid="0020e3fe" officeooo:paragraph-rsid="0020e3fe"/>
    </style:style>
    <style:style style:name="P13" style:family="paragraph" style:parent-style-name="Standard">
      <style:text-properties officeooo:rsid="0021d6dc" officeooo:paragraph-rsid="0021d6dc"/>
    </style:style>
    <style:style style:name="P14" style:family="paragraph" style:parent-style-name="Standard">
      <style:text-properties officeooo:rsid="0021d6dc" officeooo:paragraph-rsid="0038addb"/>
    </style:style>
    <style:style style:name="P15" style:family="paragraph" style:parent-style-name="Standard">
      <style:text-properties officeooo:rsid="00227ffc" officeooo:paragraph-rsid="00227ffc"/>
    </style:style>
    <style:style style:name="P16" style:family="paragraph" style:parent-style-name="Standard">
      <style:text-properties officeooo:rsid="0026f882" officeooo:paragraph-rsid="00276754"/>
    </style:style>
    <style:style style:name="P17" style:family="paragraph" style:parent-style-name="Standard">
      <style:text-properties officeooo:rsid="00276754" officeooo:paragraph-rsid="00276754"/>
    </style:style>
    <style:style style:name="P18" style:family="paragraph" style:parent-style-name="Standard">
      <style:text-properties officeooo:rsid="00276754" officeooo:paragraph-rsid="003bbb78"/>
    </style:style>
    <style:style style:name="P19" style:family="paragraph" style:parent-style-name="Standard">
      <style:text-properties officeooo:rsid="002926b4" officeooo:paragraph-rsid="002926b4"/>
    </style:style>
    <style:style style:name="P20" style:family="paragraph" style:parent-style-name="Standard">
      <style:text-properties officeooo:rsid="002926b4" officeooo:paragraph-rsid="003d08e7"/>
    </style:style>
    <style:style style:name="P21" style:family="paragraph" style:parent-style-name="Standard">
      <style:text-properties officeooo:rsid="002a3479" officeooo:paragraph-rsid="002a3479"/>
    </style:style>
    <style:style style:name="P22" style:family="paragraph" style:parent-style-name="Standard">
      <style:text-properties officeooo:rsid="002a3479" officeooo:paragraph-rsid="0034c1bd"/>
    </style:style>
    <style:style style:name="P23" style:family="paragraph" style:parent-style-name="Standard">
      <style:text-properties officeooo:rsid="002a3479" officeooo:paragraph-rsid="003a0d4e"/>
    </style:style>
    <style:style style:name="P24" style:family="paragraph" style:parent-style-name="Standard">
      <style:text-properties officeooo:rsid="002a3479" officeooo:paragraph-rsid="003db17c"/>
    </style:style>
    <style:style style:name="P25" style:family="paragraph" style:parent-style-name="Standard">
      <style:text-properties officeooo:rsid="002b1f53" officeooo:paragraph-rsid="002b1f53"/>
    </style:style>
    <style:style style:name="P26" style:family="paragraph" style:parent-style-name="Standard">
      <style:text-properties officeooo:rsid="002b1f53" officeooo:paragraph-rsid="002e32cd"/>
    </style:style>
    <style:style style:name="P27" style:family="paragraph" style:parent-style-name="Standard">
      <style:text-properties officeooo:rsid="002cac4c" officeooo:paragraph-rsid="002cac4c" fo:background-color="transparent"/>
    </style:style>
    <style:style style:name="P28" style:family="paragraph" style:parent-style-name="Standard">
      <style:text-properties officeooo:rsid="002e32cd" officeooo:paragraph-rsid="002e32cd"/>
    </style:style>
    <style:style style:name="P29" style:family="paragraph" style:parent-style-name="Standard">
      <style:text-properties officeooo:rsid="002f72a5" officeooo:paragraph-rsid="002f72a5"/>
    </style:style>
    <style:style style:name="T1" style:family="text">
      <style:text-properties officeooo:rsid="00167bd7"/>
    </style:style>
    <style:style style:name="T2" style:family="text">
      <style:text-properties officeooo:rsid="001830ad"/>
    </style:style>
    <style:style style:name="T3" style:family="text">
      <style:text-properties officeooo:rsid="001c49ae"/>
    </style:style>
    <style:style style:name="T4" style:family="text">
      <style:text-properties officeooo:rsid="001dfc9d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20e3fe"/>
    </style:style>
    <style:style style:name="T7" style:family="text">
      <style:text-properties officeooo:rsid="00234100"/>
    </style:style>
    <style:style style:name="T8" style:family="text">
      <style:text-properties officeooo:rsid="00276754"/>
    </style:style>
    <style:style style:name="T9" style:family="text">
      <style:text-properties officeooo:rsid="002e32cd"/>
    </style:style>
    <style:style style:name="T10" style:family="text">
      <style:text-properties officeooo:rsid="003883b9"/>
    </style:style>
    <style:style style:name="T11" style:family="text">
      <style:text-properties officeooo:rsid="00227ffc"/>
    </style:style>
    <style:style style:name="T12" style:family="text">
      <style:text-properties officeooo:rsid="002f72a5"/>
    </style:style>
    <style:style style:name="T13" style:family="text">
      <style:text-properties officeooo:rsid="003ef567"/>
    </style:style>
    <style:style style:name="T14" style:family="text">
      <style:text-properties officeooo:rsid="003f5ec5"/>
    </style:style>
    <style:style style:name="T15" style:family="text">
      <style:text-properties officeooo:rsid="00404e72"/>
    </style:style>
    <style:style style:name="T16" style:family="text">
      <style:text-properties officeooo:rsid="00419b47"/>
    </style:style>
    <style:style style:name="T17" style:family="text">
      <style:text-properties officeooo:rsid="004305b1"/>
    </style:style>
    <style:style style:name="T18" style:family="text">
      <style:text-properties officeooo:rsid="00446568"/>
    </style:style>
    <style:style style:name="T19" style:family="text">
      <style:text-properties officeooo:rsid="00458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) Ubicar los siguientes puntos en R2 o en R3 <text:span text:style-name="T3">según</text:span> corresponda. Para ello dibuje los ejes correspondientes (X, Y) o (X, Y, Z)</text:p>
      <text:p text:style-name="P1"/>
      <text:p text:style-name="P1">A = (3, 4)</text:p>
      <text:p text:style-name="P1">B = (0, -2)</text:p>
      <text:p text:style-name="P1">C = (-1, -5)</text:p>
      <text:p text:style-name="P1">D = (2, 3, 4)</text:p>
      <text:p text:style-name="P1">E = (-2, -3, 5)</text:p>
      <text:p text:style-name="P1">F = (-2, 3, -4)</text:p>
      <text:p text:style-name="P1"/>
      <text:p text:style-name="P2"><text:span text:style-name="T1">3</text:span>) <text:span text:style-name="T1">A partir del concepto de </text:span>vector de <text:span text:style-name="T2">posición</text:span> (o <text:span text:style-name="T2">localización</text:span>), <text:span text:style-name="T1">grafique los vectores de posición correspondientes a los ítems del apartado anterior.</text:span></text:p>
      <text:p text:style-name="P2"/>
      <text:p text:style-name="P3">4) Haciendo uso de GeoGebra, grafique los puntos mencionados en el apartado 2) y sus correspondientes vectores de <text:span text:style-name="T2">posición</text:span> mencionados en el apartado 3)</text:p>
      <text:p text:style-name="P3"/>
      <text:p text:style-name="P4">Sacar el 4 que hay actualmente</text:p>
      <text:p text:style-name="P4"/>
      <text:p text:style-name="P5">5. Dados los siguientes vectores <text:span text:style-name="T14">de R2: </text:span>u⃗ = (-<text:span text:style-name="T14">1, 8)</text:span>, <text:span text:style-name="T14">u2 =</text:span> <text:span text:style-name="T14">(2, 7) y v1 = (2, -5) </text:span>represéntelos gráficamente. <text:span text:style-name="T14">Luego o</text:span>btenga <text:span text:style-name="T4">los siguientes vectores: </text:span></text:p>
      <text:p text:style-name="P7">a) <text:span text:style-name="T15">w = </text:span>u<text:span text:style-name="T15">1 + u2</text:span></text:p>
      <text:p text:style-name="P8"><text:span text:style-name="T18">b</text:span>) u + v </text:p>
      <text:p text:style-name="P8"><text:span text:style-name="T18">c</text:span>) u + v + w </text:p>
      <text:p text:style-name="P8"><text:span text:style-name="T18">d</text:span>) -u</text:p>
      <text:p text:style-name="P8"><text:span text:style-name="T18">e</text:span>) v – u</text:p>
      <text:p text:style-name="P8"><text:span text:style-name="T18">f</text:span>) u – v</text:p>
      <text:p text:style-name="P7"/>
      <text:p text:style-name="P4"><text:span text:style-name="T19">6</text:span>. Dados los siguientes vectores u⃗ = (<text:span text:style-name="T16">6</text:span>, -4, <text:span text:style-name="T16">6</text:span>), v = (<text:span text:style-name="T16">1</text:span>, <text:span text:style-name="T16">5</text:span>, <text:span text:style-name="T16">4</text:span>) <text:span text:style-name="T16">y w = (3, 2, 5) </text:span>represéntelos gráficamente. Obtenga <text:span text:style-name="T4">los siguientes vectores: </text:span></text:p>
      <text:p text:style-name="P6">a) u + v </text:p>
      <text:p text:style-name="P6">b) u + v + w <text:span text:style-name="T17">vector equipolente</text:span></text:p>
      <text:p text:style-name="P6">c) -u</text:p>
      <text:p text:style-name="P6">d) v – u</text:p>
      <text:p text:style-name="P6">e) u – v</text:p>
      <text:p text:style-name="P6"/>
      <text:p text:style-name="P9"><text:span text:style-name="T19">7</text:span>) Dados los siguientes vectores u = (-1, 2, 3) y v = (0, -2, 5) y el escalar k = -2, encontrar los siguientes <text:span text:style-name="T10">módulos</text:span>:</text:p>
      <text:p text:style-name="P10">a) M<text:span text:style-name="T10">ó</text:span>dulo u </text:p>
      <text:p text:style-name="P10">b) M<text:span text:style-name="T10">ó</text:span>dulo de u + v y <text:span text:style-name="T10">compárelo</text:span> con el <text:span text:style-name="T5">modulo de u + el modulo de v</text:span></text:p>
      <text:p text:style-name="P10">c) M<text:span text:style-name="T10">ó</text:span>dulo de k * u y <text:span text:style-name="T10">compárelo</text:span> con <text:span text:style-name="T5">k por el modulo de u</text:span></text:p>
      <text:p text:style-name="P11"/>
      <text:p text:style-name="P11"/>
      <text:p text:style-name="P11"><text:span text:style-name="T19">9.</text:span> ¿Cuál es la característica principal de un vector unitario? ¿Qué otro nombre recibe? ¿Cómo</text:p>
      <text:p text:style-name="P11">convertimos un vector en un vector unitario?. <text:span text:style-name="T6">Encuentra el versor o vector unitario de los siguientes vectores </text:span></text:p>
      <text:p text:style-name="P12">a) u = (-2, 5, 4)</text:p>
      <text:p text:style-name="P12">b) v = (0, -6, 0)</text:p>
      <text:p text:style-name="P12">c) w = (2, 2, 2)</text:p>
      <text:p text:style-name="P12"/>
      <text:p text:style-name="P14">10) <text:span text:style-name="T11">¿</text:span>C<text:span text:style-name="T10">ó</text:span>mo se escribirían los versores i, j y k en función de sus componentes?. Dados los siguientes vectores u = (2i – j + 3k) y v = (3j + 2k), realice las siguientes operaciones y grafique los resultados.</text:p>
      <text:p text:style-name="P13">a) 2u + v</text:p>
      <text:p text:style-name="P13"><text:soft-page-break/>b) -u + 2v </text:p>
      <text:p text:style-name="P13"/>
      <text:p text:style-name="P15">11) Dados los puntos P = (1, -1, 5) y Q = (-3, 1, 3). Encuentre los vectores de posición de los puntos P y Q y el vector PQ.</text:p>
      <text:p text:style-name="P15"/>
      <text:p text:style-name="P15">14. ¿Qué son los ángulos directores de un vector? ¿Cuál es la relación fundamental? <text:span text:style-name="T7">Encuentre los </text:span>ángulos directores <text:span text:style-name="T7">de los siguientes vectores u = (1, 3, 4), v = (1, 1, 1), w = (2, 3, 0), t = (0, 5, 2). Verifique la relación fundamental para los ángulos directores encontrados anteriormente.</text:span></text:p>
      <text:p text:style-name="P15"/>
      <text:p text:style-name="P16">20) <text:span text:style-name="T8">Dados los siguientes vectores, </text:span>u = (-1, 3, 4), v = (-<text:span text:style-name="T8">2j + 5k</text:span>) <text:span text:style-name="T8">y w = (3, 0, 4),</text:span> <text:span text:style-name="T8">realice los siguientes productos escalares</text:span></text:p>
      <text:p text:style-name="P17">a) u * v</text:p>
      <text:p text:style-name="P17">b) v * u </text:p>
      <text:p text:style-name="P17">c) (u + v) * w</text:p>
      <text:p text:style-name="P17">d) (u * w) + (v * w)</text:p>
      <text:p text:style-name="P16"/>
      <text:p text:style-name="P18">21) Calcule el <text:span text:style-name="T11">á</text:span>ngulo entre los vectores u y v, u y w del punto anterior.</text:p>
      <text:p text:style-name="P16"/>
      <text:p text:style-name="P19">22) A partir de los vectores u y v del inciso 20) y recordando las condiciones de paralelismo y perpendicularidad entre vectores, verifique cual de las siguientes condiciones cumplirían:</text:p>
      <text:p text:style-name="P19">a) u y v son ortogonales</text:p>
      <text:p text:style-name="P19">b) u y v son paralelos</text:p>
      <text:p text:style-name="P19">c) u y v no son paralelos ni ortogonales</text:p>
      <text:p text:style-name="P19"/>
      <text:p text:style-name="P20">23) Encuentre un vector ortogonal al vector t = (-1, 4, 3). <text:span text:style-name="T12">¿</text:span>Cu<text:span text:style-name="T11">á</text:span>ntos vectores ortogonales podrían encontrarse para el vector t?</text:p>
      <text:p text:style-name="P19"/>
      <text:p text:style-name="P24">24) Dados los vectores u = (3, 2, 4) y v = (2, -1, 5) encuentre el vector proyección de u en la dirección de v. Calcule el m<text:span text:style-name="T12">ó</text:span>dulo de la proyección.</text:p>
      <text:p text:style-name="P21"/>
      <text:p text:style-name="P25">25) Dados los siguientes pares de vectores, realice los productos vectoriales correspondientes</text:p>
      <text:p text:style-name="P25">a) u = (1, -1, 7) y v = (2, -3, 0)</text:p>
      <text:p text:style-name="P25">b) u = (2, -1, 3) y v = (4, -2, 6)</text:p>
      <text:p text:style-name="P25">c) Entre los versores <text:span text:style-name="T5">i y j</text:span></text:p>
      <text:p text:style-name="P27">d) Entre los versores -j y k </text:p>
      <text:p text:style-name="P25"/>
      <text:p text:style-name="P26">26) <text:span text:style-name="T9">Calcule el siguiente producto mixto</text:span></text:p>
      <text:p text:style-name="P28">a) i * (j x k)</text:p>
      <text:p text:style-name="P28">b) (1, 1, 1) * ((-2, 3, 5) x (-1, 4, 2))</text:p>
      <text:p text:style-name="P28"/>
      <text:p text:style-name="P29">32. Investigue en la bibliografía recomendada sobre el producto mixto entre vectores, y a</text:p>
      <text:p text:style-name="P29">continuación conteste a las siguientes preguntas:</text:p>
      <text:p text:style-name="P29">a. ¿Qué operaciones y en qué orden deben efectuarse para calcular un producto mixto entre</text:p>
      <text:p text:style-name="P29">vectores?</text:p>
      <text:p text:style-name="P29">b. ¿Cuál es la expresión de cálculo del producto mixto entre vectores?</text:p>
      <text:p text:style-name="P29">c. Escriba y ejemplifique las propiedades del producto mixto entre vectores.</text:p>
      <text:p text:style-name="P29">d. ¿Cómo se establece si tres vectores del espacio tridimensional son coplanares?</text:p>
      <text:p text:style-name="P29">e. ¿Qué interpretación geométrica admite el valor absoluto del producto mixto entre vectores?</text:p>
      <text:p text:style-name="P29">definición, propiedades e interpretación geométrica.</text:p>
      <text:p text:style-name="P21"><text:s/></text:p>
      <text:p text:style-name="P21">33. Debate con tus compañeros la veracidad o falsedad de las siguientes afirmaciones.</text:p>
      <text:p text:style-name="P21">Para que tu respuesta sea válida debes justificarla adecuadamente, por lo cual puedes emplear</text:p>
      <text:p text:style-name="P21"><text:soft-page-break/>definiciones, ejemplos, gráfico, cálculos, ...</text:p>
      <text:p text:style-name="P21">1) El vector u⃗ = (1,1,1) es un versor</text:p>
      <text:p text:style-name="P21">2) Los vectores u⃗ = (1, 0,1) y v = (0, 1, 0) son paralelos</text:p>
      <text:p text:style-name="P21">3) Los vectores u⃗ = (1, 2,-1) y u⃗ = (-2,-4,2) son perpendiculares.</text:p>
      <text:p text:style-name="P21"><text:bookmark-start text:name="__DdeLink__483_2596133439"/>4) Los ángulos que forma el versor fundamental ǐ en R 3 con los ejes coordenados x, y, z valen 0, 90 y 180 respectivamente.</text:p>
      <text:p text:style-name="P21">5) Un versor determina una y solo una dirección en el espacio.</text:p>
      <text:p text:style-name="P21">6) Las componentes de un versor son los ángulos directores de su dirección.</text:p>
      <text:p text:style-name="P21">7) Una dirección se establece unívocamente mediante un versor o su opuesto.</text:p>
      <text:p text:style-name="P21">8) Todo versor es vector y todo vector es versor.</text:p>
      <text:p text:style-name="P21">9) La distancia entre dos puntos del plano o del espacio es igual al módulo del vector que los tiene</text:p>
      <text:p text:style-name="P21">por origen y extremo respectivamente.</text:p>
      <text:p text:style-name="P23">10) Módulo, longitud, magnitud son vocablos sinónimos.</text:p>
      <text:p text:style-name="P21">11) Un vector en el plano se define por sus dos componentes, o mediante su módulo y su argumento.</text:p>
      <text:p text:style-name="P21">12) Para establecer una dirección en el plano se requiere conocer sus dos ángulos directores.</text:p>
      <text:p text:style-name="P21">13) El vector nulo de R 2 es perpendicular a cualquier otro vector del plano.</text:p>
      <text:p text:style-name="P21">14) Un punto del plano o del espacio puede ubicarse mediante sus coordenadas cartesianas o</text:p>
      <text:p text:style-name="P21">mediante su vector posición.</text:p>
      <text:p text:style-name="P21">15) Un vector perpendicular al eje z es paralelo a cualquier vector del plano xy.</text:p>
      <text:p text:style-name="P21">16) Si un vector es paralelo al eje y, también es paralelo al eje z.</text:p>
      <text:p text:style-name="P21">17) Numéricamente, las coordenadas cartesianas de un punto (de R 2 o R 3 ) son iguales a las</text:p>
      <text:p text:style-name="P21">componentes del vector posición del punto.</text:p>
      <text:p text:style-name="P21">18) Cuando normalizamos un vector estamos hallando un versor paralelo al vector dado.</text:p>
      <text:p text:style-name="P21">19) u ⃗ x v =v x u⃗ </text:p>
      <text:p text:style-name="P22">20) El producto escalar no es conmutativo.⃗ , entonces u</text:p>
      <text:p text:style-name="P22">21) Si u⃗ x v = 0⃗  v</text:p>
      <text:p text:style-name="P21">22) La distancia entre cualquier punto (de R 2 o R 3 ) al origen es igual al módulo de su vector posición.</text:p>
      <text:p text:style-name="P21">23) Si u⃗ =kv , (donde u ⃗ y v son vectores de R 2 o R 3 y k un número real) entonces u⃗ &gt;v .</text:p>
      <text:p text:style-name="P21">24) Si un vector es múltiplo de otro entonces ambos son perpendiculares.</text:p>
      <text:p text:style-name="P21">25) Si w⃗⃗ es combinación lineal de u⃗ y de v , entonces ambos son perpendiculares.</text:p>
      <text:p text:style-name="P21">26) El módulo del producto vectorial u⃗ x v es igual al área del paralelogramo que tiene por lados a u⃗ yv .</text:p>
      <text:p text:style-name="P21">27) Si u⃗ =(u 1 ,1,3) y u⃗  2 =11, entonces u 1 =1 o u 1 =-1</text:p>
      <text:p text:style-name="P21">28) Todos los vectores del plano o del espacio, que tienen la misma dirección, el mismo sentido y el</text:p>
      <text:p text:style-name="P21">mismo módulo, pero que difieren en su punto origen, pertenecen a una misma familia. Se dicen</text:p>
      <text:p text:style-name="P21">que son equivalentes.</text:p>
      <text:p text:style-name="P21">29) El vector nulo de (R 2 o R 3 ) no tiene dirección ni sentido y su módulo vale cero.</text:p>
      <text:p text:style-name="P21">30) El vector nulo (de R 2 o R 3 ) se representa geométricamente por el punto origen del sistema de</text:p>
      <text:p text:style-name="P21">coordenadas cartesianas.</text:p>
      <text:p text:style-name="P21"/>
      <text:p text:style-name="P21">Recuerda que la cátedra de <text:span text:style-name="T13">Álgebra</text:span> y Geometría cuenta con horarios de consulta distribuidos a lo</text:p>
      <text:p text:style-name="P21">largo de toda la semana. ¡Aprovéchalos!<text:bookmark-end text:name="__DdeLink__483_25961334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8:57:03.853131063</meta:creation-date>
    <dc:date>2019-03-06T10:52:32.192856452</dc:date>
    <meta:editing-duration>PT3H32M26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3" meta:paragraph-count="108" meta:word-count="1348" meta:character-count="6692" meta:non-whitespace-character-count="5449"/>
  </office:meta>
</office:document-meta>
</file>